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DejaVu Sans" svg:font-family="'DejaVu Sans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roman"/>
    <style:font-face style:name="Malgun Gothic1" svg:font-family="'Malgun Gothic'" style:font-family-generic="swiss"/>
    <style:font-face style:name="Malgun Gothic2" svg:font-family="'Malgun Gothic'" style:font-family-generic="system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SimSun" svg:font-family="SimSun" style:font-family-generic="roman"/>
    <style:font-face style:name="SimSun1" svg:font-family="SimSun" style:font-family-generic="swiss"/>
    <style:font-face style:name="SimSun2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思源黑體" svg:font-family="思源黑體" style:font-family-generic="system" style:font-pitch="variable"/>
  </office:font-face-decls>
  <office:automatic-styles>
    <style:style style:name="P1" style:family="paragraph" style:parent-style-name="Frame_20_contents">
      <style:paragraph-properties fo:margin-left="0.106cm" fo:margin-right="0cm" fo:margin-top="0.018cm" fo:margin-bottom="0cm" loext:contextual-spacing="false" fo:text-align="start" style:justify-single-word="false" fo:text-indent="0cm" style:auto-text-indent="false"/>
    </style:style>
    <style:style style:name="P2" style:family="paragraph" style:parent-style-name="Text_20_body">
      <style:paragraph-properties fo:margin-left="0.002cm" fo:margin-right="0.732cm" fo:margin-top="0.58cm" fo:margin-bottom="0cm" loext:contextual-spacing="false" fo:line-height="150%" fo:text-indent="0.917cm" style:auto-text-indent="false"/>
    </style:style>
    <style:style style:name="P3" style:family="paragraph" style:parent-style-name="Text_20_body">
      <style:paragraph-properties fo:margin-left="0.002cm" fo:margin-right="0.732cm" fo:line-height="150%" fo:text-indent="0.917cm" style:auto-text-indent="false"/>
    </style:style>
    <style:style style:name="P4" style:family="paragraph" style:parent-style-name="Text_20_body">
      <style:paragraph-properties fo:margin-left="0.002cm" fo:margin-right="0.732cm" fo:margin-top="0.483cm" fo:margin-bottom="0cm" loext:contextual-spacing="false" fo:line-height="150%" fo:text-indent="0.917cm" style:auto-text-indent="false"/>
    </style:style>
    <style:style style:name="P5" style:family="paragraph" style:parent-style-name="Text_20_body">
      <style:paragraph-properties fo:margin-left="0.002cm" fo:margin-right="0.744cm" fo:line-height="150%" fo:text-indent="0.917cm" style:auto-text-indent="false"/>
    </style:style>
    <style:style style:name="P6" style:family="paragraph" style:parent-style-name="Text_20_body" style:master-page-name="Converted1">
      <style:paragraph-properties fo:margin-left="0.002cm" fo:margin-right="0.744cm" fo:margin-top="0.104cm" fo:margin-bottom="0cm" loext:contextual-spacing="false" fo:line-height="150%" fo:text-indent="0.917cm" style:auto-text-indent="false" style:page-number="auto"/>
    </style:style>
    <style:style style:name="P7" style:family="paragraph" style:parent-style-name="Text_20_body">
      <style:paragraph-properties fo:margin-left="0.002cm" fo:margin-right="0.741cm" fo:margin-top="0.293cm" fo:margin-bottom="0cm" loext:contextual-spacing="false" fo:line-height="150%" fo:text-indent="0cm" style:auto-text-indent="false"/>
    </style:style>
    <style:style style:name="P8" style:family="paragraph" style:parent-style-name="Text_20_body">
      <style:paragraph-properties fo:margin-left="0.002cm" fo:margin-right="0.741cm" fo:line-height="150%" fo:text-indent="0.917cm" style:auto-text-indent="false"/>
    </style:style>
    <style:style style:name="P9" style:family="paragraph" style:parent-style-name="Text_20_body">
      <style:paragraph-properties fo:margin-left="0.002cm" fo:margin-right="0.741cm" fo:margin-top="0.199cm" fo:margin-bottom="0cm" loext:contextual-spacing="false" fo:line-height="150%" fo:text-indent="0.917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5%" fo:text-align="start" style:justify-single-word="false" fo:text-indent="0cm" style:auto-text-indent="false"/>
      <style:text-properties fo:font-size="10pt" style:font-size-asian="10pt"/>
    </style:style>
    <style:style style:name="P11" style:family="paragraph" style:parent-style-name="Text_20_body">
      <style:paragraph-properties fo:margin-left="0.921cm" fo:margin-right="0cm" fo:text-indent="0cm" style:auto-text-indent="false"/>
    </style:style>
    <style:style style:name="P12" style:family="paragraph" style:parent-style-name="Text_20_body">
      <style:paragraph-properties fo:margin-left="0.921cm" fo:margin-right="0cm" fo:margin-top="0.201cm" fo:margin-bottom="0cm" loext:contextual-spacing="false" fo:text-indent="0cm" style:auto-text-indent="false"/>
    </style:style>
    <style:style style:name="P13" style:family="paragraph" style:parent-style-name="Text_20_body">
      <style:paragraph-properties fo:margin-left="0.002cm" fo:margin-right="0.743cm" fo:margin-top="0.293cm" fo:margin-bottom="0cm" loext:contextual-spacing="false" fo:line-height="151%" fo:text-align="start" style:justify-single-word="false" fo:text-indent="0cm" style:auto-text-indent="false"/>
    </style:style>
    <style:style style:name="P14" style:family="paragraph" style:parent-style-name="Text_20_body">
      <style:paragraph-properties fo:margin-left="0.002cm" fo:margin-right="0cm" fo:margin-top="0cm" fo:margin-bottom="0cm" loext:contextual-spacing="false" fo:line-height="0.579cm" fo:text-align="start" style:justify-single-word="false" fo:text-indent="0cm" style:auto-text-indent="false"/>
    </style:style>
    <style:style style:name="P15" style:family="paragraph" style:parent-style-name="Title" style:master-page-name="Standard">
      <style:paragraph-properties style:page-number="auto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05cm"/>
    </style:style>
    <style:style style:name="T2" style:family="text">
      <style:text-properties fo:letter-spacing="-0.004cm"/>
    </style:style>
    <style:style style:name="T3" style:family="text">
      <style:text-properties fo:letter-spacing="-0.03cm"/>
    </style:style>
    <style:style style:name="T4" style:family="text">
      <style:text-properties fo:letter-spacing="-0.014cm"/>
    </style:style>
    <style:style style:name="T5" style:family="text">
      <style:text-properties fo:letter-spacing="-0.042cm"/>
    </style:style>
    <style:style style:name="T6" style:family="text">
      <style:text-properties fo:letter-spacing="-0.259cm"/>
    </style:style>
    <style:style style:name="T7" style:family="text">
      <style:text-properties fo:letter-spacing="-0.032cm"/>
    </style:style>
    <style:style style:name="T8" style:family="text">
      <style:text-properties fo:letter-spacing="-0.009cm"/>
    </style:style>
    <style:style style:name="T9" style:family="text">
      <style:text-properties style:font-name="Times New Roman" style:font-name-asian="Times New Roman1"/>
    </style:style>
    <style:style style:name="T10" style:family="text">
      <style:text-properties style:font-name="Times New Roman" fo:letter-spacing="-0.028cm" style:font-name-asian="Times New Roman1"/>
    </style:style>
    <style:style style:name="T11" style:family="text">
      <style:text-properties style:font-name="Times New Roman" fo:letter-spacing="-0.004cm" style:font-name-asian="Times New Roman1"/>
    </style:style>
    <style:style style:name="T12" style:family="text">
      <style:text-properties style:font-name="Times New Roman" fo:letter-spacing="-0.011cm" style:font-name-asian="Times New Roman1"/>
    </style:style>
    <style:style style:name="T13" style:family="text">
      <style:text-properties style:font-name="Times New Roman" fo:letter-spacing="-0.014cm" style:font-name-asian="Times New Roman1"/>
    </style:style>
    <style:style style:name="T14" style:family="text">
      <style:text-properties style:font-name="Times New Roman" fo:font-size="10pt" fo:letter-spacing="-0.018cm" style:font-size-asian="10pt"/>
    </style:style>
    <style:style style:name="T15" style:family="text">
      <style:text-properties style:font-name="Times New Roman" fo:letter-spacing="0.062cm" style:font-name-asian="Times New Roman1"/>
    </style:style>
    <style:style style:name="T16" style:family="text">
      <style:text-properties style:font-name="Times New Roman" fo:letter-spacing="-0.007cm" style:font-name-asian="Times New Roman1"/>
    </style:style>
    <style:style style:name="T17" style:family="text">
      <style:text-properties fo:letter-spacing="-0.011cm"/>
    </style:style>
    <style:style style:name="T18" style:family="text">
      <style:text-properties fo:letter-spacing="-0.016cm"/>
    </style:style>
    <style:style style:name="T19" style:family="text">
      <style:text-properties fo:letter-spacing="-0.021cm"/>
    </style:style>
    <style:style style:name="T20" style:family="text">
      <style:text-properties fo:letter-spacing="-0.018cm"/>
    </style:style>
    <style:style style:name="T21" style:family="text">
      <style:text-properties fo:letter-spacing="-0.023cm"/>
    </style:style>
    <style:style style:name="T22" style:family="text">
      <style:text-properties fo:letter-spacing="-0.007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62cm" fo:min-width="0.42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462cm" fo:min-width="0.42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5"><text:span text:style-name="T1">壹、前言</text:span></text:p>
        <text:p text:style-name="P2"><text:span text:style-name="T2">館藏發展政策是圖書館建設及發展的憑藉，也是圖書館展開各項服務的基礎。因此，各館莫不重視館藏發展政策之訂定，因它與圖書館經營的良寙及績效的優劣，息息相關。</text:span></text:p>
        <text:p text:style-name="P5"><text:span text:style-name="T3">宏觀以觀，《國家圖書館館藏發展政策》的內容，實際涵蓋了國家圖書</text:span><text:span text:style-name="T4">館總館（</text:span><text:span text:style-name="T5">以下簡稱「總館」</text:span><text:span text:style-name="T6">）</text:span><text:span text:style-name="T4">、資訊圖書館（</text:span><text:span text:style-name="T5">以下簡稱「資圖」</text:span><text:span text:style-name="T6">）</text:span><text:span text:style-name="T4">、藝術暨視聽資料中心（</text:span><text:span text:style-name="T7">以下簡稱「藝術資料中心」</text:span><text:span text:style-name="T4">）及南部分館（</text:span><text:span text:style-name="T5">以下簡稱「南館」</text:span><text:span text:style-name="T4">）四</text:span><text:span text:style-name="T2">館所之館藏發展政策。茲為明瞭起見，就其原委始末分述如後。</text:span></text:p>
        <text:p text:style-name="P3"><text:span text:style-name="T2">《國家圖書館館藏發展政策》之制訂，初發軔於本館前身國立中央圖</text:span><text:span text:style-name="T8">書館時期。民國 </text:span><text:span text:style-name="T9">76</text:span><text:span text:style-name="T10"> </text:span><text:span text:style-name="T17">年，當時即訂有《國立中央圖書館館藏發展政策》，是</text:span><text:span text:style-name="T2">為本館制訂館藏發展的嚆矢。</text:span><text:span text:style-name="T11">85 </text:span><text:span text:style-name="T2">年，為配合本館易名及組織重整，進行第二次館藏發展政策的修訂，同時改為今名。</text:span></text:p>
        <text:p text:style-name="P8"><text:span text:style-name="T12">101 </text:span><text:span text:style-name="T17">年，鑒於資訊科學的日新月異，網際網路的日興月盛，數位科技的</text:span><text:span text:style-name="T2">日滋月益，對於出版發行、閱讀體驗，乃至圖書館經營及服務，均產生廣泛深遠的衝擊與影響。為求適應社會環境的變遷，同步數位資源的發展，</text:span><text:span text:style-name="T18">回應資訊行為的變化，館藏發展政策著手第四次修訂，同年 </text:span><text:span text:style-name="T13">4 </text:span><text:span text:style-name="T4">月修訂蕆事。</text:span><text:span text:style-name="T2">本次不僅內容上增入近年來蓬勃發展的數位出版品，同時編輯體例上也做了較大的改變。具體做法是，先將館藏政策依文獻類型劃分章節，然後章</text:span><text:span text:style-name="T4">節下再統一設「蒐藏範圍、館藏概況、徵集政策、徵集工具、採訪分級、館</text:span><text:span text:style-name="T2">藏評鑑與維護」等項，以分述其相應內容。此種編制法，主要參考國外先進國家館藏發展政策編制之體例，俾便未來配合時代發展、環境需求與各館政策調整，針對部分章節彈性加以修訂，惟不會產生牽一髮而動全身的弊病，充分體現出因時制宜、因事制宜的優點。</text:span></text:p>
        <text:p text:style-name="P9"><text:span text:style-name="T12">106 </text:span><text:span text:style-name="T17">年，為因應館務發展需求，以求與時俱進，依館藏發展現況進行各</text:span><text:soft-page-break/><text:span text:style-name="T2">項圖書資訊內容之修訂；同時更新了附錄中有關法規之條文，新增了近年修訂之各項作業要點。</text:span></text:p>
      </text:section>
      <text:p text:style-name="P6"><text:span text:style-name="T12">107 </text:span><text:span text:style-name="T17">年，為配合南部分館之規劃建置，進行館藏發展政策之修訂。本次</text:span><text:span text:style-name="T1">修訂，主要增加的單元為第 </text:span><text:span text:style-name="T9">11</text:span><text:span text:style-name="T10"> </text:span><text:span text:style-name="T19">章「南部分館館藏」。同時，該單元又依</text:span>功<text:span text:style-name="T2">能和任務，廣泛徵集特定主題之文獻，尤其側重館藏斷層及回溯資料之徵集。此外，亦修訂了「館藏評鑑與維護」的內容。</text:span></text:p>
      <text:p text:style-name="P11"><text:span text:style-name="T13">108</text:span><text:span text:style-name="T15"> </text:span><text:span text:style-name="T18">年，本次館藏發展政策修訂的內容，主要有兩方面：其一，為因應</text:span></text:p>
      <text:p text:style-name="P13"><text:span text:style-name="T2">「學位授予法」論文送存條文更動，將第八條修正為第十六條；其二，針</text:span><text:span text:style-name="T20">對「南部分館館藏」部分，增訂有關「臺灣兒童及青少年文學史料中心」與</text:span></text:p>
      <text:p text:style-name="P14"><text:span text:style-name="T1">「臺灣出版產業博物館」之館藏範圍。</text:span></text:p>
      <text:p text:style-name="P4"><text:span text:style-name="T2">本館館藏發展政策之訂定，係以本館設立宗旨、任務及其服務對象為基礎，以充實館藏，提升服務品質為目標，同時配合社會環境的變遷及資訊科技的發展，因時制宜、因事制宜訂定之。歸納起來，針對來自不同地</text:span><text:span text:style-name="T4">區的文獻資源，給予不同之徵集原則。茲略述如後：其一，國內出版品，不分主題、類型、語文，以「完整求全」為徵集原則；其二，國外出版品，一</text:span><text:span text:style-name="T2">般以重要國家圖書文獻，政府、重要國際組織及智庫之出版品為優先徵集原則，至於內容主題則以人文及社會科學文獻為主，並以「支援研究級」</text:span><text:span text:style-name="T4">為徵集原則；其三，國外漢學研究文獻，以求全為徵集原則；其四，文獻徵集之語文，大陸地區優先徵集中文文獻，其他國家地區則以英文文獻優先，</text:span><text:span text:style-name="T2">其次為日韓文文獻，並兼及各國語文。</text:span></text:p>
      <text:p text:style-name="P12"><text:span text:style-name="T21">綜上所述，自 </text:span><text:span text:style-name="T17">83</text:span><text:span text:style-name="T21"> 年第一次修訂之後，以後歷次迭有修訂之舉，截至今</text:span></text:p>
      <text:p text:style-name="P7"><text:span text:style-name="T22">（</text:span><text:span text:style-name="T16">108</text:span><text:span text:style-name="T22">）年為止，前後已修訂七次，對修訂工作可謂非常重視。抑有進者，</text:span><text:span text:style-name="T2">本館為求制訂時的周延性及完整性，每次均敦聘館外專家學者擔任館藏發展政策諮詢委員，以指導館藏發展政策之制訂。另外，針對專案特殊主題文獻的徵集，也隨時邀集相關專家學者組成專題文獻徵集諮詢委員會，俾向其諮詢請教，以降低徵集時的疏漏與缺失。總之，本館所制訂之館藏發</text:span><text:soft-page-break/><text:span text:style-name="T2">展政策，務必做到因時制宜、因事制宜，最後落實並發揮國家級圖書文獻徵集的任務與功能，以呼應新時代全民的資訊服務需求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Calibri" svg:font-family="Calibri" style:font-family-generic="roman"/>
    <style:font-face style:name="Calibri1" svg:font-family="Calibri" style:font-family-generic="swiss"/>
    <style:font-face style:name="DejaVu Sans" svg:font-family="'DejaVu Sans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roman"/>
    <style:font-face style:name="Malgun Gothic1" svg:font-family="'Malgun Gothic'" style:font-family-generic="swiss"/>
    <style:font-face style:name="Malgun Gothic2" svg:font-family="'Malgun Gothic'" style:font-family-generic="system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SimSun" svg:font-family="SimSun" style:font-family-generic="roman"/>
    <style:font-face style:name="SimSun1" svg:font-family="SimSun" style:font-family-generic="swiss"/>
    <style:font-face style:name="SimSun2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思源黑體" svg:font-family="思源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SimSun" fo:font-family="SimSun" style:font-family-generic="roman" fo:language="en" fo:country="US" style:font-name-asian="SimSun1" style:font-family-asian="SimSun" style:font-family-generic-asian="swiss" style:language-asian="zh" style:country-asian="TW" style:font-name-complex="SimSun2" style:font-family-complex="SimSun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" style:font-family-asian="思源黑體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02cm" fo:margin-right="0cm" fo:margin-top="0.192cm" fo:margin-bottom="0cm" loext:contextual-spacing="false" fo:text-align="justify" style:justify-single-word="false" fo:text-indent="0.917cm" style:auto-text-indent="false"/>
      <style:text-properties style:font-name="SimSun" fo:font-family="SimSun" style:font-family-generic="roman" fo:font-size="13pt" fo:language="en" fo:country="US" style:font-name-asian="SimSun1" style:font-family-asian="SimSun" style:font-family-generic-asian="swiss" style:font-size-asian="13pt" style:language-asian="zh" style:country-asian="TW" style:font-name-complex="SimSun2" style:font-family-complex="SimSun" style:font-family-generic-complex="system" style:font-pitch-complex="variable" style:font-size-complex="13pt" style:language-complex="ar" style:country-complex="SA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DejaVu Sans" style:font-family-asian="'DejaVu Sans'" style:font-family-generic-asian="swiss"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DejaVu Sans" style:font-family-asian="'DejaVu Sans'" style:font-family-generic-asian="swiss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DejaVu Sans" style:font-family-asian="'DejaVu Sans'" style:font-family-generic-asian="swiss" style:font-size-asian="12pt" style:font-name-complex="Noto Sans CJK TC" style:font-family-complex="'Noto Sans CJK TC'" style:font-family-generic-complex="swiss"/>
    </style:style>
    <style:style style:name="Title" style:family="paragraph" style:parent-style-name="Standard" style:class="chapter">
      <style:paragraph-properties fo:margin-left="0cm" fo:margin-right="0.734cm" fo:line-height="0.949cm" fo:text-align="center" style:justify-single-word="false" fo:text-indent="0cm" style:auto-text-indent="false"/>
      <style:text-properties style:font-name="Malgun Gothic" fo:font-family="'Malgun Gothic'" style:font-family-generic="roman" fo:font-size="18pt" fo:language="en" fo:country="US" fo:font-weight="bold" style:font-name-asian="Malgun Gothic1" style:font-family-asian="'Malgun Gothic'" style:font-family-generic-asian="swiss" style:font-size-asian="18pt" style:language-asian="zh" style:country-asian="TW" style:font-weight-asian="bold" style:font-name-complex="Malgun Gothic2" style:font-family-complex="'Malgun Gothic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zh" style:country-asian="TW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line-height="5%" fo:text-align="start" style:justify-single-word="false" fo:text-indent="0cm" style:auto-text-indent="false"/>
      <style:text-properties fo:font-size="10pt" style:font-size-asian="10pt"/>
    </style:style>
    <style:style style:name="MP2" style:family="paragraph" style:parent-style-name="Frame_20_contents">
      <style:paragraph-properties fo:margin-left="0.106cm" fo:margin-right="0cm" fo:margin-top="0.018cm" fo:margin-bottom="0cm" loext:contextual-spacing="false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Times New Roman" fo:font-size="10pt" fo:letter-spacing="-0.018cm" style:font-size-asian="10pt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462cm" fo:min-width="0.42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399cm" fo:margin-bottom="2.201cm" fo:margin-left="2.499cm" fo:margin-right="2.9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9cm" fo:margin-left="0cm" fo:margin-right="0cm" fo:margin-top="0.2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399cm" fo:margin-bottom="2.54cm" fo:margin-left="2.499cm" fo:margin-right="2.9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364cm" fo:margin-bottom="2.201cm" fo:margin-left="2.499cm" fo:margin-right="2.999cm" style:writing-mode="lr-tb" style:layout-grid-color="#c0c0c0" style:layout-grid-lines="2479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9cm" fo:margin-left="0cm" fo:margin-right="0cm" fo:margin-top="0.238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char" draw:z-index="1" draw:name="Textbox 1" draw:style-name="Mgr1" draw:text-style-name="MP3" svg:width="0.424cm" svg:height="0.461cm" svg:x="9.684cm" svg:y="27.113cm"><text:p text:style-name="MP2"><text:span text:style-name="MT1"><text:page-number text:select-page="current">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draw:custom-shape text:anchor-type="char" draw:z-index="3" draw:name="Textbox 2" draw:style-name="Mgr1" draw:text-style-name="MP3" svg:width="0.424cm" svg:height="0.461cm" svg:x="9.684cm" svg:y="27.113cm"><text:p text:style-name="MP2"><text:span text:style-name="MT1"><text:page-number text:select-page="current">4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user</meta:initial-creator>
    <dc:title>980812  館藏發展政策</dc:title>
    <meta:creation-date>2025-03-15T05:50:27</meta:creation-date>
    <dc:date>2025-03-15T05:50:27</dc:date>
    <meta:editing-duration>P0D</meta:editing-duration>
    <meta:generator>LibreOffice/7.3.7.2$Linux_X86_64 LibreOffice_project/30$Build-2</meta:generator>
    <meta:document-statistic meta:table-count="0" meta:image-count="0" meta:object-count="0" meta:page-count="4" meta:paragraph-count="15" meta:word-count="1518" meta:character-count="1545" meta:non-whitespace-character-count="1532"/>
    <meta:user-defined meta:name="AppVersion">12.0000</meta:user-defined>
    <meta:user-defined meta:name="Created" meta:value-type="date">2019-10-01T00:00:00</meta:user-defined>
    <meta:user-defined meta:name="Creator">PDFsam Basic v4.0.1</meta:user-defined>
    <meta:user-defined meta:name="LastSaved" meta:value-type="date">2025-03-15T00:00:00</meta:user-defined>
    <meta:user-defined meta:name="Producer" meta:value-type="string">SAMBox 1.1.46 (www.sejda.org)</meta:user-defined>
    <meta:template xlink:type="simple" xlink:actuate="onRequest" xlink:title="Normal" xlink:href=""/>
  </office:meta>
</office:document-meta>
</file>